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weight="normal" style:font-weight-asian="normal" style:font-weight-complex="normal"/>
    </style:style>
    <style:style style:name="P3" style:family="paragraph" style:parent-style-name="Standard">
      <style:paragraph-properties fo:line-height="200%" fo:text-align="start" style:justify-single-word="false"/>
      <style:text-properties fo:font-weight="normal" style:font-weight-asian="normal" style:font-weight-complex="normal"/>
    </style:style>
    <style:style style:name="P4"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Professor Glass</text:p>
      <text:p text:style-name="P1">English 1113-010</text:p>
      <text:p text:style-name="P1">4 October 2006</text:p>
      <text:p text:style-name="P2">Eccentric Self-Electrocution</text:p>
      <text:p text:style-name="P3"><text:tab/>It was several years ago. I was around thirteen years old. I had just begun working on computers that weren't ancient, and hadn't yet wised up to certain things you just <text:span text:style-name="T1">do</text:span><text:span text:style-name="T2">. One of those things involved the fact that you always, and I stress </text:span><text:span text:style-name="T1">always</text:span><text:span text:style-name="T2">, use motherboard standoff screws when installing a motherboard. This is my sad story involving me learning about this.</text:span></text:p>
      <text:p text:style-name="P4"><text:tab/>My friend, Jeff, brought over a new computer case – what normal people see when they look at a computer – and wanted to see if I could put in one of my old motherboards that I just happened to have laying around my room. He somehow acquired this case without the included package of screws. In fact, the case didn't look all that new. It looked pretty dirty, pretty scratched up, and somehow in the back of my mind I thought he might have acquired this from a dumpster, or something more fraudulent.</text:p>
      <text:p text:style-name="P4"><text:tab/>I searched all over for motherboard standoffs. Standoffs are required so the motherboard can be mounted inside of the computer's case. They're called standoffs because they stand the motherboard off from the metal part of the case. All of mine were in use, of course, since they're required to mount a motherboard.</text:p>
      <text:p text:style-name="P4"><text:tab/>“I didn't find motherboard standoffs, but I did find something that might work,” I said, after finding some double-sided tape. “It looks like the industrial kind that you have to file a requisition for. Dad probably got it from Tinker. If your computer blows up, don't blame me.”</text:p>
      <text:p text:style-name="P4"><text:tab/>“Well, it's your board, so do whatever you want,” Jeff said.</text:p>
      <text:p text:style-name="P4"><text:tab/>“Alright, but I'm going to kick you in the shin if it blows up.”</text:p>
      <text:p text:style-name="P4"><text:tab/>Then, I proceeded to apply the double-sided tape. I carefully made sure that the tape covered the entire bottom of the motherboard, so no metal parts were showing or poking through. The tape went on very easily, despite the analysis of my parents:</text:p>
      <text:p text:style-name="P4"><text:tab/>“It'll stick to your fingers and you won't get it off the roll!” Yeah, right. It came off the roll <text:s/>just fine.</text:p>
      <text:p text:style-name="P4"><text:tab/>This stuff was very sticky though, so keep this in mind when working with it. After I covered the bottom of the board, I took it and pressed it up against the case. It stuck without much effort. Any computer person and probably most normal people might think that there's no possible way that this will work and would examine the situation further. Not me.</text:p>
      <text:p text:style-name="P4"><text:tab/>I proceeded to plug it in. No sparks or fire yet. I always take this as a good sign when I'm working with electronics, because one time, I discovered through experience that Dell power supplies won't work in normal computers, and can cause smoke and flames if you attempt to use them in normal computers. Anyways, after I noticed that nothing appeared to be wrong, I pressed the power button. When I did this, it felt like someone had bitten off my finger. For a split-second, I couldn't figure out why the plastic power button could electrocute me. Then it occurred to me. The entire case is made out of steel, and as we all learned in science class, metals make great electrical conductors. I think I was undergoing my electrical experiment for about fifteen seconds, though it felt more like fifteen minutes. My experiment was finally interrupted after my friend unplugged the computer from the wall.</text:p>
      <text:p text:style-name="P4"><text:tab/>After the chaos stopped, we tried to figure out what we did wrong. I pulled really hard, and detached the motherboard. I noticed the metal pins on the bottom of the motherboard poked through the double-sided tape and connected with the metal on the case. That completed a circuit through the case that caused me to get 120 volts on my finger. I didn't get 12 volts as a computer technician might normally expect because this was an old-style “AT” form-factor computer, which sent the electricity coming from the wall to the computer in addition to the standard voltages that all power supplies output (3.3, 5.0, and 12.0 volts DC).</text:p>
      <text:p text:style-name="P4"><text:tab/>It was a stupid decision, and I should have known better. At least I didn't have to go to the emergency room or something like that. Now, well, I do know better. In fact, I know so well that I keep a small collection of motherboard standoffs on the ready for situations when I have to mount a motherboard in a case. In hindsight, it was never a very good idea to begin with. I mean, it should have occurred to me to begin with that double sided tape wouldn't work. The screws served a purpose, obviously. Anyways, I know now. And that's what's important. It just hurt a 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9T19:30:56</meta:creation-date>
    <dc:date>2006-10-03T22:40:47</dc:date>
    <dc:language>en-US</dc:language>
    <meta:editing-cycles>21</meta:editing-cycles>
    <meta:editing-duration>PT4H32M24S</meta:editing-duration>
    <meta:user-defined meta:name="Info 1"/>
    <meta:user-defined meta:name="Info 2"/>
    <meta:user-defined meta:name="Info 3"/>
    <meta:user-defined meta:name="Info 4"/>
    <meta:document-statistic meta:table-count="0" meta:image-count="0" meta:object-count="0" meta:page-count="3" meta:paragraph-count="18" meta:word-count="808" meta:character-count="4507"/>
  </office:meta>
</office:document-meta>
</file>

<file path=VersionList.xml><?xml version="1.0" encoding="utf-8"?>
<VL:version-list xmlns:dc="http://purl.org/dc/elements/1.1/" xmlns:VL="http://openoffice.org/2001/versions-list">
  <VL:version-entry VL:title="Version1" VL:comment="" VL:creator="" dc:date-time="2006-09-27T10:05:02"/>
</VL:version-list>
</file>